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1.636cm"/>
    </style:style>
    <style:style style:name="co3" style:family="table-column">
      <style:table-column-properties fo:break-before="auto" style:column-width="8.251cm"/>
    </style:style>
    <style:style style:name="co4" style:family="table-column">
      <style:table-column-properties fo:break-before="auto" style:column-width="12.908cm"/>
    </style:style>
    <style:style style:name="co5" style:family="table-column">
      <style:table-column-properties fo:break-before="auto" style:column-width="7.897cm"/>
    </style:style>
    <style:style style:name="ro1" style:family="table-row">
      <style:table-row-properties style:row-height="0.452cm" fo:break-before="auto" style:use-optimal-row-height="true"/>
    </style:style>
    <style:style style:name="ro2" style:family="table-row">
      <style:table-row-properties style:row-height="1.842cm" fo:break-before="auto" style:use-optimal-row-height="true"/>
    </style:style>
    <style:style style:name="ro3" style:family="table-row">
      <style:table-row-properties style:row-height="1.395cm" fo:break-before="auto" style:use-optimal-row-height="true"/>
    </style:style>
    <style:style style:name="ro4" style:family="table-row">
      <style:table-row-properties style:row-height="2.29cm" fo:break-before="auto" style:use-optimal-row-height="true"/>
    </style:style>
    <style:style style:name="ro5" style:family="table-row">
      <style:table-row-properties style:row-height="0.788cm" fo:break-before="auto" style:use-optimal-row-height="true"/>
    </style:style>
    <style:style style:name="ro6" style:family="table-row">
      <style:table-row-properties style:row-height="6.318cm" fo:break-before="auto" style:use-optimal-row-height="true"/>
    </style:style>
    <style:style style:name="ro7" style:family="table-row">
      <style:table-row-properties style:row-height="3.21cm" fo:break-before="auto" style:use-optimal-row-height="true"/>
    </style:style>
    <style:style style:name="ro8" style:family="table-row">
      <style:table-row-properties style:row-height="4.528cm" fo:break-before="auto" style:use-optimal-row-height="true"/>
    </style:style>
    <style:style style:name="ta1" style:family="table" style:master-page-name="Default">
      <style:table-properties table:display="true" style:writing-mode="lr-tb"/>
    </style:style>
    <number:number-style style:name="N10000" number:language="ja" number:country="JP">
      <number:number number:min-integer-digits="1"/>
    </number:number-style>
    <style:style style:name="ce1"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10000"/>
    <style:style style:name="ce6" style:family="table-cell" style:parent-style-name="Default">
      <style:table-cell-properties style:text-align-source="fix" style:repeat-content="false"/>
      <style:paragraph-properties fo:text-align="start" fo:margin-left="0cm"/>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style:paragraph-properties fo:text-align="start" fo:margin-left="0cm"/>
    </style:style>
    <style:style style:name="ce12" style:family="table-cell" style:parent-style-name="Default" style:data-style-name="N10000"/>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ce9"/>
        <table:table-column table:style-name="co1" table:default-cell-style-name="Default"/>
        <table:table-column table:style-name="co5" table:default-cell-style-name="Default"/>
        <table:table-column table:style-name="co1" table:default-cell-style-name="Default"/>
        <table:table-row table:style-name="ro1">
          <table:table-cell office:value-type="string" calcext:value-type="string">
            <text:p>論文英語</text:p>
          </table:table-cell>
          <table:table-cell office:value-type="string" calcext:value-type="string">
            <text:p>論文日本語</text:p>
          </table:table-cell>
          <table:table-cell office:value-type="string" calcext:value-type="string">
            <text:p>出版</text:p>
          </table:table-cell>
          <table:table-cell office:value-type="string" calcext:value-type="string">
            <text:p>URL</text:p>
          </table:table-cell>
          <table:table-cell table:style-name="Default" office:value-type="string" calcext:value-type="string">
            <text:p>概要</text:p>
          </table:table-cell>
          <table:table-cell office:value-type="string" calcext:value-type="string">
            <text:p>読んだ</text:p>
          </table:table-cell>
          <table:table-cell office:value-type="string" calcext:value-type="string">
            <text:p>補足</text:p>
          </table:table-cell>
          <table:table-cell/>
        </table:table-row>
        <table:table-row table:style-name="ro2">
          <table:table-cell/>
          <table:table-cell office:value-type="string" calcext:value-type="string">
            <text:p>CFDにおけるデータ同化の強化：グラフニューラルネットワークの使用</text:p>
          </table:table-cell>
          <table:table-cell office:value-type="float" office:value="20231129" calcext:value-type="float">
            <text:p>20231129</text:p>
          </table:table-cell>
          <table:table-cell office:value-type="string" calcext:value-type="string">
            <text:p>https://arxiv.org/pdf/2311.18027.pdf</text:p>
          </table:table-cell>
          <table:table-cell table:style-name="ce10" office:value-type="string" calcext:value-type="string">
            <text:p>この論文では、流体力学におけるデータ同化のための新しい機械学習アプローチを紹介しています。これは、随伴最適化とGNNモデルを組み合わせたものです。レイノルズ平均ナビエ・ストークス（RANS）方程式の改善に焦点を当て、閉鎖項にGNNモデルを使用し、特徴選択なしで平均流れの再構築を向上させています。 </text:p>
          </table:table-cell>
          <table:table-cell office:value-type="float" office:value="0" calcext:value-type="float">
            <text:p>0</text:p>
          </table:table-cell>
          <table:table-cell office:value-type="string" calcext:value-type="string">
            <text:p>データ同化ベース</text:p>
          </table:table-cell>
          <table:table-cell/>
        </table:table-row>
        <table:table-row table:style-name="ro3">
          <table:table-cell office:value-type="string" calcext:value-type="string">
            <text:p>Finite Volume Graph Network(FVGN): Predicting unsteady incompressible fluid dynamics with finite volume informed neural network</text:p>
          </table:table-cell>
          <table:table-cell office:value-type="string" calcext:value-type="string">
            <text:p>有限体積グラフネットワーク：有限体積法に基づくニューラルネットワークによる非定常圧縮性流体力学の予測</text:p>
          </table:table-cell>
          <table:table-cell office:value-type="float" office:value="20230922" calcext:value-type="float">
            <text:p>20230922</text:p>
          </table:table-cell>
          <table:table-cell office:value-type="string" calcext:value-type="string">
            <text:p>https://arxiv.org/abs/2309.10050</text:p>
          </table:table-cell>
          <table:table-cell office:value-type="string" calcext:value-type="string">
            <text:p>この研究では、非定常流れ場の予測において、有限体積法とGNNを統合しています。単一のGNN層内でデュアルメッセージパッシングメカニズムを導入し、流れ場予測の精度を向上させ、トレーニング時間を短縮しています。 </text:p>
          </table:table-cell>
          <table:table-cell office:value-type="string" calcext:value-type="string">
            <text:p>×</text:p>
          </table:table-cell>
          <table:table-cell office:value-type="string" calcext:value-type="string">
            <text:p>有限体積法。長い</text:p>
          </table:table-cell>
          <table:table-cell/>
        </table:table-row>
        <table:table-row table:style-name="ro4">
          <table:table-cell/>
          <table:table-cell office:value-type="string" calcext:value-type="string">
            <text:p>RANS方程式のオペレータ学習：グラフニューラルネットワーク閉鎖モデル</text:p>
          </table:table-cell>
          <table:table-cell office:value-type="float" office:value="20230307" calcext:value-type="float">
            <text:p>20230307</text:p>
          </table:table-cell>
          <table:table-cell office:value-type="string" calcext:value-type="string">
            <text:p>https://arxiv.org/abs/2303.03806</text:p>
          </table:table-cell>
          <table:table-cell office:value-type="string" calcext:value-type="string">
            <text:p>の論文では、RANS方程式の教師あり学習のために、有限要素（FEM）ソルバーとインターフェースするGNNの使用を示しています。テストケースとして、異なるレイノルズ数（40&lt;Re&lt;150）で解決された円筒後方の流れを使用してモデルを訓練しました。GNNモデルは、異なる幾何学的構成とレイノルズ数を持つ未確認のケースでもレイノルズ応力を正確に予測することに成功しました。 </text:p>
          </table:table-cell>
          <table:table-cell table:style-name="ce12" office:value-type="float" office:value="0" calcext:value-type="float">
            <text:p>0</text:p>
          </table:table-cell>
          <table:table-cell office:value-type="string" calcext:value-type="string">
            <text:p>流れの場の一致制については、少し疑念が残る。</text:p>
            <text:p>レイノルズ応力に関しては一致を見せる。（もともとそういうコンセプト）</text:p>
          </table:table-cell>
          <table:table-cell office:value-type="string" calcext:value-type="string">
            <text:p>現在の研究の流れとしては、一番よ誘う？</text:p>
          </table:table-cell>
        </table:table-row>
        <table:table-row table:style-name="ro2">
          <table:table-cell office:value-type="string" calcext:value-type="string">
            <text:p>Emerging trends in machine learning for computational fluid dynamics</text:p>
          </table:table-cell>
          <table:table-cell office:value-type="string" calcext:value-type="string">
            <text:p>数値流体解析のためのMLの新しいトレンド</text:p>
          </table:table-cell>
          <table:table-cell office:value-type="float" office:value="20230405" calcext:value-type="float">
            <text:p>20230405</text:p>
          </table:table-cell>
          <table:table-cell office:value-type="string" calcext:value-type="string">
            <text:p>https://arxiv.org/pdf/2211.15145.pdf</text:p>
          </table:table-cell>
          <table:table-cell office:value-type="string" calcext:value-type="string">
            <text:p>の論文では、機械学習（ML）が計算流体力学（CFD）の分野に与えている影響について論じられています。特に、MLとCFDの間の相乗効果に注目し、既に利益をもたらしている分野や、今後発展が期待される分野を評価しています。また、これらの新しいアプローチに対して慎重な楽観主義のバランスを強調しています。 </text:p>
          </table:table-cell>
          <table:table-cell office:value-type="float" office:value="0" calcext:value-type="float">
            <text:p>0</text:p>
          </table:table-cell>
          <table:table-cell table:number-columns-repeated="2"/>
        </table:table-row>
        <table:table-row table:style-name="ro5">
          <table:table-cell office:value-type="string" calcext:value-type="string">
            <text:p>GRAPHDEEPONET: LEARNING TO SIMULATE TIMEDEPENDENT PARTIAL DIFFERENTIAL EQUATIONS USING GRAPH NEURAL NETWORK AND DEEP OPERATOR NETWORK</text:p>
          </table:table-cell>
          <table:table-cell/>
          <table:table-cell office:value-type="string" calcext:value-type="string">
            <text:p>2024(未出版)</text:p>
          </table:table-cell>
          <table:table-cell office:value-type="string" calcext:value-type="string">
            <text:p>https://openreview.net/pdf?id=u7LFI98JI6</text:p>
          </table:table-cell>
          <table:table-cell table:style-name="ce11" office:value-type="string" calcext:value-type="string">
            <text:p>ディープラーニングを使用した科学技術コンピューティングは、近年大幅な進歩を遂げています。 偏微分方程式 (PDE) のパラメーターから対応する解まで演算子を学習するモデルへの関心が高まっています。 ディープ オペレーター ネットワーク (DeepONet) やフーリエ ニューラル オペレーターなどのモデルは、入出力として関数を処理するのに適した構造で設計されており、ソリューション オペレーターの代理モデルとしてリアルタイム予測を可能にします。 また、特に時間依存偏微分方程式のダイナミクスを対象とした、グラフ ニューラル ネットワーク (GNN) に基づくサロゲート モデルの研究でも大きな進歩がありました。 この論文では、オペレータ学習の成功でよく知られている DeepONet を効果的に適応させるために、GNN に基づく自己回帰モデル GraphDeepONet を提案します。 GraphDeepONet は、DeepONet の利点を継承し、任意のグリッドでの予測を可能にしながら、不規則なグリッドでも解を正確に予測することで、既存の GNN ベースの PDE ソルバー モデルを上回るパフォーマンスを発揮します。 さらに、従来の DeepONet やそのバリアントとは異なり、GraphDeepONet は時間依存 PDE ソリューションの時間外挿を可能にします。 また、任意の時間間隔にわたる連続演算子を近似する GraphDeepONet の汎用近似機能の理論的分析も提供します。</text:p>
          </table:table-cell>
          <table:table-cell office:value-type="float" office:value="0" calcext:value-type="float">
            <text:p>0</text:p>
          </table:table-cell>
          <table:table-cell office:value-type="string" calcext:value-type="string">
            <text:p>難しそう</text:p>
            <text:p>通常のグリッドでは、現在のパフォーマンス</text:p>
          </table:table-cell>
          <table:table-cell/>
        </table:table-row>
        <table:table-row table:style-name="ro6">
          <table:table-cell table:style-name="ce9" office:value-type="string" calcext:value-type="string">
            <text:p>Current and emerging deep-learning methods for the simulation of fluid dynamics </text:p>
          </table:table-cell>
          <table:table-cell office:value-type="string" calcext:value-type="string">
            <text:p>数値流体力学のための近年の深層学習手法</text:p>
          </table:table-cell>
          <table:table-cell office:value-type="float" office:value="20230701" calcext:value-type="float">
            <text:p>20230701</text:p>
          </table:table-cell>
          <table:table-cell office:value-type="string" calcext:value-type="string">
            <text:p>https://royalsocietypublishing.org/doi/pdf/10.1098/rspa.2023.0058</text:p>
          </table:table-cell>
          <table:table-cell office:value-type="string" calcext:value-type="string">
            <text:p>過去 10 年間、機械学習の一分野であるディープ ラーニング (DL) は急速な進歩を遂げてきました。画像合成や自然言語処理など、従来は自動化が複雑だったタスクのための強力なツールが開発されています。流体力学のシミュレーションの文脈では、これにより、従来の数値ソルバーを置き換えたり拡張したりするための一連の新しい DL 手法が生まれました。これらの手法を物理駆動型手法とデータ駆動型手法に大別します。物理主導の方法では、一般に、支配偏微分方程式の残差を最小化することによって、特定の流体力学問題に対する分析的かつ微分可能な解を提供するために DL モデルを調整します。データ駆動型手法は、DL モデルのパラメーターを調整するときに使用される観測値と一部の物理的特性を共有する流体力学問題に対して、高速かつ近似的な解決策を提供します。一方、数値ソルバーと DL の共生により、乱流モデリングと反復ソルバーの高速化において有望な結果が得られました。ただし、これらの方法にはいくつかの課題があります。もっぱらデータ駆動型の流れシミュレーターは、外挿が不十分であったり、時間依存のシミュレーションでエラーが蓄積したり、乱流に対するトレーニングが困難であることがよくあります。したがって、現在の技術水準を向上させる可能性のあるアプローチに多大な努力が投資されています。</text:p>
          </table:table-cell>
          <table:table-cell office:value-type="float" office:value="0" calcext:value-type="float">
            <text:p>0</text:p>
          </table:table-cell>
          <table:table-cell table:style-name="ce11" office:value-type="string" calcext:value-type="string">
            <text:p>GNNが非構造メッシュでは最有望の技術として紹介されている。</text:p>
            <text:p>GNN モデルは、現在、幾何学的および位相的に複雑な領域における流体力学のシミュレーションを学習するための最も有望なアプローチです。 MP に基づく最新の GNN は、重み共有による局所性や空間不変性などの基本的な特性を CNN と共有します [79]。物理システムをシミュレートするための GNN モデルの適用は、点粒子 [87,88] の離散システムから始まり、その後、ラグランジュ粒子に離散化された変形可能材料 [148,149] と液体 [93] が続きました (§4(c) を参照)。最近では、GNN はオイラー流シミュレーションのシミュレーションにも適用されています [53,54]。この文脈において、CNN モデルとは異なり、GNN モデルは流体領域の任意の離散化を処理できます。これにより、複雑なジオメトリの境界を正確に離散化し、ドメイン内で解像度を不均一に分散することが可能になり、物理学が解決するのがより困難な場合により多くの計算労力を費やすことができます。グラフ G := (V, E) では、ノード V が解を取得しますが、エッジ E のセットは通常ノードの近接性に基づいて構築され、ノードとエッジの状態をグラフ全体に伝播するメカニズムを表します。 CNN モデルと同様に、GNN モデルは定常 [91,150–152] および非定常 [53,54,153] の流れの解を推論するために使用されてきました。</text:p>
          </table:table-cell>
          <table:table-cell/>
        </table:table-row>
        <table:table-row table:style-name="ro7">
          <table:table-cell table:style-name="ce9" office:value-type="string" calcext:value-type="string">
            <text:p>REMUS-GNN: A ROTATION-EQUIVARIANT MODEL FOR SIMULATING CONTINUUM DYNAMICS </text:p>
          </table:table-cell>
          <table:table-cell/>
          <table:table-cell office:value-type="float" office:value="20220505" calcext:value-type="float">
            <text:p>20220505</text:p>
          </table:table-cell>
          <table:table-cell office:value-type="string" calcext:value-type="string">
            <text:p>https://arxiv.org/pdf/2205.07852.pdf</text:p>
          </table:table-cell>
          <table:table-cell office:value-type="string" calcext:value-type="string">
            <text:p>本研究では、多様な長さのスケールを包含する連続動力学系のシミュレーションのための、回転等価な多スケールモデルであるREMuS-GNNを紹介します。REMuS-GNNは、非構造化されたノードセットに離散化された物理領域の入力ベクトル場から出力ベクトル場を予測するように設計されています。領域の回転に対する等価性は、ネットワークが基礎となる物理をより効率的に学習するための望ましい帰納的バイアスであり、同様のアーキテクチャを持つがこのような対称性を欠くモデルと比較して、精度と一般化が向上します。 </text:p>
          </table:table-cell>
          <table:table-cell office:value-type="float" office:value="0" calcext:value-type="float">
            <text:p>0</text:p>
          </table:table-cell>
          <table:table-cell office:value-type="string" calcext:value-type="string">
            <text:p>今は回転同位性はそこまで重要視していない…</text:p>
          </table:table-cell>
          <table:table-cell/>
        </table:table-row>
        <table:table-row table:style-name="ro8">
          <table:table-cell table:style-name="ce9" office:value-type="string" calcext:value-type="string">
            <text:p>Surrogate modelling for uid ow problems and application on cleaning model </text:p>
          </table:table-cell>
          <table:table-cell/>
          <table:table-cell office:value-type="float" office:value="20230816" calcext:value-type="float">
            <text:p>20230816</text:p>
          </table:table-cell>
          <table:table-cell office:value-type="string" calcext:value-type="string">
            <text:p>https://sankalpjena.github.io/documents/master_thesis_SJena.pdf</text:p>
          </table:table-cell>
          <table:table-cell office:value-type="string" calcext:value-type="string">
            <text:p>本研究では、表面に障害物を持つチャネルフローにおけるクリーニングシミュレーションタスクのための、教師あり深層学習に基づく代理モデルを探求しました。目的は、頻繁なRANS流体流シミュレーションなしでクリーニング時間を最適化することでした。文献研究では、シミュレーションメッシュに対する適応性のためにグラフニューラルネットワークを推奨しています。平面チャネルフロー用のベンチマーク代理モデルが作成され、続いて3種類の障害物幾何学を持つチャネルフロー用のモデルが開発されました。代理モデルはクリーニング時間の予測およびRANSシミュレーションに比べて50倍の加速を達成する点で印象的な精度を示しました。ただし、流れ分離シナリオに対する予測は最適でなかった。将来の方向性としては、段階的な転移学習による予測精度の向上と、計算流体力学におけるより広範な応用のための物理制約を持つ深層ニューラルネットワークアーキテクチャの探求が含まれています​​。 </text:p>
          </table:table-cell>
          <table:table-cell office:value-type="float" office:value="0" calcext:value-type="float">
            <text:p>0</text:p>
          </table:table-cell>
          <table:table-cell office:value-type="string" calcext:value-type="string">
            <text:p>github</text:p>
            <text:p><text:a xlink:href="https://github.com/sankalpjena/GNN-RANS-Flow?tab=readme-ov-file" xlink:type="simple">https://github.com/sankalpjena/GNN-RANS-Flow?tab=readme-ov-file</text:a></text:p>
            <text:p>修士論文、長い</text:p>
          </table:table-cell>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styles>
    <style:default-style style:family="table-cell">
      <style:paragraph-properties style:tab-stop-distance="1.25cm"/>
      <style:text-properties style:font-name="Liberation Sans" fo:language="en" fo:country="US" style:font-name-asian="游ゴシック" style:language-asian="ja" style:country-asian="JP" style:font-name-complex="Arial" style:language-complex="hi" style:country-complex="IN"/>
    </style:default-style>
    <number:number-style style:name="N0">
      <number:number number:min-integer-digits="1"/>
    </number:number-style>
    <number:currency-style style:name="N10111P0" style:volatile="true" number:language="ja" number:country="JP">
      <number:currency-symbol>￥</number:currency-symbol>
      <number:number number:decimal-places="0" number:min-decimal-places="0" number:min-integer-digits="1" number:grouping="true"/>
    </number:currency-style>
    <number:currency-style style:name="N10111" number:language="ja" number:country="JP">
      <style:text-properties fo:color="#ff0000"/>
      <number:text>-</number:text>
      <number:currency-symbol>￥</number:currency-symbol>
      <number:number number:decimal-places="0" number:min-decimal-places="0" number:min-integer-digits="1" number:grouping="true"/>
      <style:map style:condition="value()&gt;=0" style:apply-style-name="N10111P0"/>
    </number:currency-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16">0000/00/00</text:date>, <text:time style:data-style-name="N2" text:time-value="18:40:38.044000000">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1-16T10:51:15.100000000</meta:creation-date>
    <dc:date>2024-01-16T18:33:31.279000000</dc:date>
    <meta:editing-duration>PT1H2M6S</meta:editing-duration>
    <meta:editing-cycles>5</meta:editing-cycles>
    <meta:generator>LibreOffice/7.0.3.1$Windows_X86_64 LibreOffice_project/d7547858d014d4cf69878db179d326fc3483e082</meta:generator>
    <meta:document-statistic meta:table-count="1" meta:cell-count="58" meta:object-count="0"/>
  </office:meta>
</office:document-meta>
</file>